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039" officeooo:paragraph-rsid="00109039"/>
    </style:style>
    <style:style style:name="P2" style:family="paragraph" style:parent-style-name="Standard">
      <style:text-properties officeooo:rsid="00109039" officeooo:paragraph-rsid="00120c75"/>
    </style:style>
    <style:style style:name="P3" style:family="paragraph" style:parent-style-name="Standard">
      <style:text-properties officeooo:rsid="00109039" officeooo:paragraph-rsid="0013d30c"/>
    </style:style>
    <style:style style:name="P4" style:family="paragraph" style:parent-style-name="Standard">
      <style:text-properties officeooo:rsid="00109039" officeooo:paragraph-rsid="0019a2e2"/>
    </style:style>
    <style:style style:name="P5" style:family="paragraph" style:parent-style-name="Standard">
      <style:text-properties officeooo:rsid="00109039" officeooo:paragraph-rsid="001ce07a"/>
    </style:style>
    <style:style style:name="P6" style:family="paragraph" style:parent-style-name="Standard">
      <style:text-properties officeooo:rsid="00120c75" officeooo:paragraph-rsid="00120c75"/>
    </style:style>
    <style:style style:name="P7" style:family="paragraph" style:parent-style-name="Standard">
      <style:text-properties officeooo:rsid="00120c75" officeooo:paragraph-rsid="0013d30c"/>
    </style:style>
    <style:style style:name="P8" style:family="paragraph" style:parent-style-name="Standard">
      <style:text-properties officeooo:rsid="0013d30c" officeooo:paragraph-rsid="0013d30c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20c75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09039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0c75" officeooo:paragraph-rsid="00120c75"/>
    </style:style>
    <style:style style:name="T1" style:family="text">
      <style:text-properties officeooo:rsid="00120c75"/>
    </style:style>
    <style:style style:name="T2" style:family="text">
      <style:text-properties officeooo:rsid="0013d30c"/>
    </style:style>
    <style:style style:name="T3" style:family="text">
      <style:text-properties officeooo:rsid="001cc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Flow:</text:p>
      <text:p text:style-name="P10"/>
      <text:p text:style-name="P1"/>
      <text:p text:style-name="P1">- First Fill out classlist DB using 'CreateClass' API <text:span text:style-name="T1">(WEB UI- Raveen)</text:span></text:p>
      <text:p text:style-name="P5">- <text:span text:style-name="T3">You can delete classes with 'DeleteClass' API (WEB UI- Raveen)</text:span></text:p>
      <text:p text:style-name="P2">- <text:span text:style-name="T1">Fill studentlist DB with 'AddStudent' API (WEB UI- Raveen)</text:span></text:p>
      <text:p text:style-name="P9"/>
      <text:p text:style-name="P2"/>
      <text:p text:style-name="P6">After Raveen has populated all the data from his side,</text:p>
      <text:p text:style-name="P6"/>
      <text:p text:style-name="P6">- Register Student from app. Store unique device id and BLE uuids using 'RegisterStudent' API (Android- Ishaan)</text:p>
      <text:p text:style-name="P6">- Provide a screen for the user to delete his account using 'DeleteStudent' API (Android- Ishaan)</text:p>
      <text:p text:style-name="P7">- <text:span text:style-name="T2">Provide a screen to mark student as present using 'MarkPresent' API </text:span>(Android- Ishaan)</text:p>
      <text:p text:style-name="P11"/>
      <text:p text:style-name="P6"/>
      <text:p text:style-name="P8">Not part of workflow but required for displaying</text:p>
      <text:p text:style-name="P8"/>
      <text:p text:style-name="P3">- <text:span text:style-name="T1">Create Display Page for Student List using 'StudentAll' API (WEB UI- Raveen)</text:span></text:p>
      <text:p text:style-name="P4">- <text:span text:style-name="T1">Create Display Page for Student Enrolled using 'StudentEnrolled' API (WEB UI- Rave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7T01:52:27.408099983</meta:creation-date>
    <dc:date>2016-04-27T02:50:23.097799311</dc:date>
    <dc:creator>Kousik Sundar</dc:creator>
    <meta:editing-duration>PT57M50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1" meta:paragraph-count="11" meta:word-count="126" meta:character-count="766" meta:non-whitespace-character-count="651"/>
  </office:meta>
</office:document-meta>
</file>